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l1" table:style-name="ta1">
        <table:shapes>
          <draw:frame draw:z-index="0" draw:style-name="gr1" draw:text-style-name="P1" svg:width="159.99mm" svg:height="89.99mm" svg:x="90.32mm" svg:y="9.04mm">
            <draw:object draw:notify-on-update-of-ranges="Vel1.A2:Vel1.A80 Vel1.B2:Vel1.B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andtl root</text:p>
          </table:table-cell>
          <table:table-cell/>
          <table:table-cell office:value-type="string" calcext:value-type="string">
            <text:p>Prandtl ro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5" calcext:value-type="float">
            <text:p>0.01595</text:p>
          </table:table-cell>
          <table:table-cell table:formula="of:=&quot;   &quot;&amp;TEXT([.A2];&quot;0.000000&quot;)&amp;&quot;     &quot;&amp;TEXT([.B2];&quot;0.000000&quot;)" office:value-type="string" office:string-value="   1.000000     0.015950" calcext:value-type="string">
            <text:p><text:s text:c="3"/>1.000000 <text:s text:c="4"/>0.015950</text:p>
          </table:table-cell>
        </table:table-row>
        <table:table-row table:style-name="ro1">
          <table:table-cell office:value-type="float" office:value="0.98664" calcext:value-type="float">
            <text:p>0.98664</text:p>
          </table:table-cell>
          <table:table-cell office:value-type="float" office:value="0.0158" calcext:value-type="float">
            <text:p>0.0158</text:p>
          </table:table-cell>
          <table:table-cell table:formula="of:=&quot;   &quot;&amp;TEXT([.A3];&quot;0.000000&quot;)&amp;&quot;     &quot;&amp;TEXT([.B3];&quot;0.000000&quot;)" office:value-type="string" office:string-value="   0.986640     0.015800" calcext:value-type="string">
            <text:p><text:s text:c="3"/>0.986640 <text:s text:c="4"/>0.015800</text:p>
          </table:table-cell>
        </table:table-row>
        <table:table-row table:style-name="ro1">
          <table:table-cell office:value-type="float" office:value="0.95215" calcext:value-type="float">
            <text:p>0.95215</text:p>
          </table:table-cell>
          <table:table-cell office:value-type="float" office:value="0.0171" calcext:value-type="float">
            <text:p>0.0171</text:p>
          </table:table-cell>
          <table:table-cell table:formula="of:=&quot;   &quot;&amp;TEXT([.A4];&quot;0.000000&quot;)&amp;&quot;     &quot;&amp;TEXT([.B4];&quot;0.000000&quot;)" office:value-type="string" office:string-value="   0.952150     0.017100" calcext:value-type="string">
            <text:p><text:s text:c="3"/>0.952150 <text:s text:c="4"/>0.017100</text:p>
          </table:table-cell>
        </table:table-row>
        <table:table-row table:style-name="ro1">
          <table:table-cell office:value-type="float" office:value="0.89696" calcext:value-type="float">
            <text:p>0.89696</text:p>
          </table:table-cell>
          <table:table-cell office:value-type="float" office:value="0.02355" calcext:value-type="float">
            <text:p>0.02355</text:p>
          </table:table-cell>
          <table:table-cell table:formula="of:=&quot;   &quot;&amp;TEXT([.A5];&quot;0.000000&quot;)&amp;&quot;     &quot;&amp;TEXT([.B5];&quot;0.000000&quot;)" office:value-type="string" office:string-value="   0.896960     0.023550" calcext:value-type="string">
            <text:p><text:s text:c="3"/>0.896960 <text:s text:c="4"/>0.023550</text:p>
          </table:table-cell>
        </table:table-row>
        <table:table-row table:style-name="ro1">
          <table:table-cell office:value-type="float" office:value="0.82387" calcext:value-type="float">
            <text:p>0.82387</text:p>
          </table:table-cell>
          <table:table-cell office:value-type="float" office:value="0.0369" calcext:value-type="float">
            <text:p>0.0369</text:p>
          </table:table-cell>
          <table:table-cell table:formula="of:=&quot;   &quot;&amp;TEXT([.A6];&quot;0.000000&quot;)&amp;&quot;     &quot;&amp;TEXT([.B6];&quot;0.000000&quot;)" office:value-type="string" office:string-value="   0.823870     0.036900" calcext:value-type="string">
            <text:p><text:s text:c="3"/>0.823870 <text:s text:c="4"/>0.036900</text:p>
          </table:table-cell>
        </table:table-row>
        <table:table-row table:style-name="ro1">
          <table:table-cell office:value-type="float" office:value="0.80438" calcext:value-type="float">
            <text:p>0.80438</text:p>
          </table:table-cell>
          <table:table-cell office:value-type="float" office:value="0.04073" calcext:value-type="float">
            <text:p>0.04073</text:p>
          </table:table-cell>
          <table:table-cell table:formula="of:=&quot;   &quot;&amp;TEXT([.A7];&quot;0.000000&quot;)&amp;&quot;     &quot;&amp;TEXT([.B7];&quot;0.000000&quot;)" office:value-type="string" office:string-value="   0.804380     0.040730" calcext:value-type="string">
            <text:p><text:s text:c="3"/>0.804380 <text:s text:c="4"/>0.040730</text:p>
          </table:table-cell>
        </table:table-row>
        <table:table-row table:style-name="ro1">
          <table:table-cell office:value-type="float" office:value="0.77779" calcext:value-type="float">
            <text:p>0.77779</text:p>
          </table:table-cell>
          <table:table-cell office:value-type="float" office:value="0.0459" calcext:value-type="float">
            <text:p>0.0459</text:p>
          </table:table-cell>
          <table:table-cell table:formula="of:=&quot;   &quot;&amp;TEXT([.A8];&quot;0.000000&quot;)&amp;&quot;     &quot;&amp;TEXT([.B8];&quot;0.000000&quot;)" office:value-type="string" office:string-value="   0.777790     0.045900" calcext:value-type="string">
            <text:p><text:s text:c="3"/>0.777790 <text:s text:c="4"/>0.0459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5124" calcext:value-type="float">
            <text:p>0.05124</text:p>
          </table:table-cell>
          <table:table-cell table:formula="of:=&quot;   &quot;&amp;TEXT([.A9];&quot;0.000000&quot;)&amp;&quot;     &quot;&amp;TEXT([.B9];&quot;0.000000&quot;)" office:value-type="string" office:string-value="   0.750000     0.051240" calcext:value-type="string">
            <text:p><text:s text:c="3"/>0.750000 <text:s text:c="4"/>0.051240</text:p>
          </table:table-cell>
        </table:table-row>
        <table:table-row table:style-name="ro1">
          <table:table-cell office:value-type="float" office:value="0.72114" calcext:value-type="float">
            <text:p>0.72114</text:p>
          </table:table-cell>
          <table:table-cell office:value-type="float" office:value="0.05668" calcext:value-type="float">
            <text:p>0.05668</text:p>
          </table:table-cell>
          <table:table-cell table:formula="of:=&quot;   &quot;&amp;TEXT([.A10];&quot;0.000000&quot;)&amp;&quot;     &quot;&amp;TEXT([.B10];&quot;0.000000&quot;)" office:value-type="string" office:string-value="   0.721140     0.056680" calcext:value-type="string">
            <text:p><text:s text:c="3"/>0.721140 <text:s text:c="4"/>0.056680</text:p>
          </table:table-cell>
        </table:table-row>
        <table:table-row table:style-name="ro1">
          <table:table-cell office:value-type="float" office:value="0.69134" calcext:value-type="float">
            <text:p>0.69134</text:p>
          </table:table-cell>
          <table:table-cell office:value-type="float" office:value="0.06218" calcext:value-type="float">
            <text:p>0.06218</text:p>
          </table:table-cell>
          <table:table-cell table:formula="of:=&quot;   &quot;&amp;TEXT([.A11];&quot;0.000000&quot;)&amp;&quot;     &quot;&amp;TEXT([.B11];&quot;0.000000&quot;)" office:value-type="string" office:string-value="   0.691340     0.062180" calcext:value-type="string">
            <text:p><text:s text:c="3"/>0.691340 <text:s text:c="4"/>0.062180</text:p>
          </table:table-cell>
        </table:table-row>
        <table:table-row table:style-name="ro1">
          <table:table-cell office:value-type="float" office:value="0.66072" calcext:value-type="float">
            <text:p>0.66072</text:p>
          </table:table-cell>
          <table:table-cell office:value-type="float" office:value="0.06768" calcext:value-type="float">
            <text:p>0.06768</text:p>
          </table:table-cell>
          <table:table-cell table:formula="of:=&quot;   &quot;&amp;TEXT([.A12];&quot;0.000000&quot;)&amp;&quot;     &quot;&amp;TEXT([.B12];&quot;0.000000&quot;)" office:value-type="string" office:string-value="   0.660720     0.067680" calcext:value-type="string">
            <text:p><text:s text:c="3"/>0.660720 <text:s text:c="4"/>0.067680</text:p>
          </table:table-cell>
        </table:table-row>
        <table:table-row table:style-name="ro1">
          <table:table-cell office:value-type="float" office:value="0.62941" calcext:value-type="float">
            <text:p>0.62941</text:p>
          </table:table-cell>
          <table:table-cell office:value-type="float" office:value="0.07312" calcext:value-type="float">
            <text:p>0.07312</text:p>
          </table:table-cell>
          <table:table-cell table:formula="of:=&quot;   &quot;&amp;TEXT([.A13];&quot;0.000000&quot;)&amp;&quot;     &quot;&amp;TEXT([.B13];&quot;0.000000&quot;)" office:value-type="string" office:string-value="   0.629410     0.073120" calcext:value-type="string">
            <text:p><text:s text:c="3"/>0.629410 <text:s text:c="4"/>0.073120</text:p>
          </table:table-cell>
        </table:table-row>
        <table:table-row table:style-name="ro1">
          <table:table-cell office:value-type="float" office:value="0.59755" calcext:value-type="float">
            <text:p>0.59755</text:p>
          </table:table-cell>
          <table:table-cell office:value-type="float" office:value="0.0784" calcext:value-type="float">
            <text:p>0.0784</text:p>
          </table:table-cell>
          <table:table-cell table:formula="of:=&quot;   &quot;&amp;TEXT([.A14];&quot;0.000000&quot;)&amp;&quot;     &quot;&amp;TEXT([.B14];&quot;0.000000&quot;)" office:value-type="string" office:string-value="   0.597550     0.078400" calcext:value-type="string">
            <text:p><text:s text:c="3"/>0.597550 <text:s text:c="4"/>0.078400</text:p>
          </table:table-cell>
        </table:table-row>
        <table:table-row table:style-name="ro1">
          <table:table-cell office:value-type="float" office:value="0.56526" calcext:value-type="float">
            <text:p>0.56526</text:p>
          </table:table-cell>
          <table:table-cell office:value-type="float" office:value="0.08341" calcext:value-type="float">
            <text:p>0.08341</text:p>
          </table:table-cell>
          <table:table-cell table:formula="of:=&quot;   &quot;&amp;TEXT([.A15];&quot;0.000000&quot;)&amp;&quot;     &quot;&amp;TEXT([.B15];&quot;0.000000&quot;)" office:value-type="string" office:string-value="   0.565260     0.083410" calcext:value-type="string">
            <text:p><text:s text:c="3"/>0.565260 <text:s text:c="4"/>0.083410</text:p>
          </table:table-cell>
        </table:table-row>
        <table:table-row table:style-name="ro1">
          <table:table-cell office:value-type="float" office:value="0.5327" calcext:value-type="float">
            <text:p>0.5327</text:p>
          </table:table-cell>
          <table:table-cell office:value-type="float" office:value="0.088" calcext:value-type="float">
            <text:p>0.088</text:p>
          </table:table-cell>
          <table:table-cell table:formula="of:=&quot;   &quot;&amp;TEXT([.A16];&quot;0.000000&quot;)&amp;&quot;     &quot;&amp;TEXT([.B16];&quot;0.000000&quot;)" office:value-type="string" office:string-value="   0.532700     0.088000" calcext:value-type="string">
            <text:p><text:s text:c="3"/>0.532700 <text:s text:c="4"/>0.08800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9201" calcext:value-type="float">
            <text:p>0.09201</text:p>
          </table:table-cell>
          <table:table-cell table:formula="of:=&quot;   &quot;&amp;TEXT([.A17];&quot;0.000000&quot;)&amp;&quot;     &quot;&amp;TEXT([.B17];&quot;0.000000&quot;)" office:value-type="string" office:string-value="   0.500000     0.092010" calcext:value-type="string">
            <text:p><text:s text:c="3"/>0.500000 <text:s text:c="4"/>0.092010</text:p>
          </table:table-cell>
        </table:table-row>
        <table:table-row table:style-name="ro1">
          <table:table-cell office:value-type="float" office:value="0.4673" calcext:value-type="float">
            <text:p>0.4673</text:p>
          </table:table-cell>
          <table:table-cell office:value-type="float" office:value="0.0953" calcext:value-type="float">
            <text:p>0.0953</text:p>
          </table:table-cell>
          <table:table-cell table:formula="of:=&quot;   &quot;&amp;TEXT([.A18];&quot;0.000000&quot;)&amp;&quot;     &quot;&amp;TEXT([.B18];&quot;0.000000&quot;)" office:value-type="string" office:string-value="   0.467300     0.095300" calcext:value-type="string">
            <text:p><text:s text:c="3"/>0.467300 <text:s text:c="4"/>0.095300</text:p>
          </table:table-cell>
        </table:table-row>
        <table:table-row table:style-name="ro1">
          <table:table-cell office:value-type="float" office:value="0.43474" calcext:value-type="float">
            <text:p>0.43474</text:p>
          </table:table-cell>
          <table:table-cell office:value-type="float" office:value="0.09777" calcext:value-type="float">
            <text:p>0.09777</text:p>
          </table:table-cell>
          <table:table-cell table:formula="of:=&quot;   &quot;&amp;TEXT([.A19];&quot;0.000000&quot;)&amp;&quot;     &quot;&amp;TEXT([.B19];&quot;0.000000&quot;)" office:value-type="string" office:string-value="   0.434740     0.097770" calcext:value-type="string">
            <text:p><text:s text:c="3"/>0.434740 <text:s text:c="4"/>0.097770</text:p>
          </table:table-cell>
        </table:table-row>
        <table:table-row table:style-name="ro1">
          <table:table-cell office:value-type="float" office:value="0.40245" calcext:value-type="float">
            <text:p>0.40245</text:p>
          </table:table-cell>
          <table:table-cell office:value-type="float" office:value="0.09936" calcext:value-type="float">
            <text:p>0.09936</text:p>
          </table:table-cell>
          <table:table-cell table:formula="of:=&quot;   &quot;&amp;TEXT([.A20];&quot;0.000000&quot;)&amp;&quot;     &quot;&amp;TEXT([.B20];&quot;0.000000&quot;)" office:value-type="string" office:string-value="   0.402450     0.099360" calcext:value-type="string">
            <text:p><text:s text:c="3"/>0.402450 <text:s text:c="4"/>0.099360</text:p>
          </table:table-cell>
        </table:table-row>
        <table:table-row table:style-name="ro1">
          <table:table-cell office:value-type="float" office:value="0.37059" calcext:value-type="float">
            <text:p>0.37059</text:p>
          </table:table-cell>
          <table:table-cell office:value-type="float" office:value="0.1" calcext:value-type="float">
            <text:p>0.1</text:p>
          </table:table-cell>
          <table:table-cell table:formula="of:=&quot;   &quot;&amp;TEXT([.A21];&quot;0.000000&quot;)&amp;&quot;     &quot;&amp;TEXT([.B21];&quot;0.000000&quot;)" office:value-type="string" office:string-value="   0.370590     0.100000" calcext:value-type="string">
            <text:p><text:s text:c="3"/>0.370590 <text:s text:c="4"/>0.100000</text:p>
          </table:table-cell>
        </table:table-row>
        <table:table-row table:style-name="ro1">
          <table:table-cell office:value-type="float" office:value="0.33928" calcext:value-type="float">
            <text:p>0.33928</text:p>
          </table:table-cell>
          <table:table-cell office:value-type="float" office:value="0.09971" calcext:value-type="float">
            <text:p>0.09971</text:p>
          </table:table-cell>
          <table:table-cell table:formula="of:=&quot;   &quot;&amp;TEXT([.A22];&quot;0.000000&quot;)&amp;&quot;     &quot;&amp;TEXT([.B22];&quot;0.000000&quot;)" office:value-type="string" office:string-value="   0.339280     0.099710" calcext:value-type="string">
            <text:p><text:s text:c="3"/>0.339280 <text:s text:c="4"/>0.099710</text:p>
          </table:table-cell>
        </table:table-row>
        <table:table-row table:style-name="ro1">
          <table:table-cell office:value-type="float" office:value="0.30866" calcext:value-type="float">
            <text:p>0.30866</text:p>
          </table:table-cell>
          <table:table-cell office:value-type="float" office:value="0.09846" calcext:value-type="float">
            <text:p>0.09846</text:p>
          </table:table-cell>
          <table:table-cell table:formula="of:=&quot;   &quot;&amp;TEXT([.A23];&quot;0.000000&quot;)&amp;&quot;     &quot;&amp;TEXT([.B23];&quot;0.000000&quot;)" office:value-type="string" office:string-value="   0.308660     0.098460" calcext:value-type="string">
            <text:p><text:s text:c="3"/>0.308660 <text:s text:c="4"/>0.098460</text:p>
          </table:table-cell>
        </table:table-row>
        <table:table-row table:style-name="ro1">
          <table:table-cell office:value-type="float" office:value="0.27886" calcext:value-type="float">
            <text:p>0.27886</text:p>
          </table:table-cell>
          <table:table-cell office:value-type="float" office:value="0.09632" calcext:value-type="float">
            <text:p>0.09632</text:p>
          </table:table-cell>
          <table:table-cell table:formula="of:=&quot;   &quot;&amp;TEXT([.A24];&quot;0.000000&quot;)&amp;&quot;     &quot;&amp;TEXT([.B24];&quot;0.000000&quot;)" office:value-type="string" office:string-value="   0.278860     0.096320" calcext:value-type="string">
            <text:p><text:s text:c="3"/>0.278860 <text:s text:c="4"/>0.09632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9339" calcext:value-type="float">
            <text:p>0.09339</text:p>
          </table:table-cell>
          <table:table-cell table:formula="of:=&quot;   &quot;&amp;TEXT([.A25];&quot;0.000000&quot;)&amp;&quot;     &quot;&amp;TEXT([.B25];&quot;0.000000&quot;)" office:value-type="string" office:string-value="   0.250000     0.093390" calcext:value-type="string">
            <text:p><text:s text:c="3"/>0.250000 <text:s text:c="4"/>0.093390</text:p>
          </table:table-cell>
        </table:table-row>
        <table:table-row table:style-name="ro1">
          <table:table-cell office:value-type="float" office:value="0.22221" calcext:value-type="float">
            <text:p>0.22221</text:p>
          </table:table-cell>
          <table:table-cell office:value-type="float" office:value="0.08978" calcext:value-type="float">
            <text:p>0.08978</text:p>
          </table:table-cell>
          <table:table-cell table:formula="of:=&quot;   &quot;&amp;TEXT([.A26];&quot;0.000000&quot;)&amp;&quot;     &quot;&amp;TEXT([.B26];&quot;0.000000&quot;)" office:value-type="string" office:string-value="   0.222210     0.089780" calcext:value-type="string">
            <text:p><text:s text:c="3"/>0.222210 <text:s text:c="4"/>0.089780</text:p>
          </table:table-cell>
        </table:table-row>
        <table:table-row table:style-name="ro1">
          <table:table-cell office:value-type="float" office:value="0.19562" calcext:value-type="float">
            <text:p>0.19562</text:p>
          </table:table-cell>
          <table:table-cell office:value-type="float" office:value="0.08553" calcext:value-type="float">
            <text:p>0.08553</text:p>
          </table:table-cell>
          <table:table-cell table:formula="of:=&quot;   &quot;&amp;TEXT([.A27];&quot;0.000000&quot;)&amp;&quot;     &quot;&amp;TEXT([.B27];&quot;0.000000&quot;)" office:value-type="string" office:string-value="   0.195620     0.085530" calcext:value-type="string">
            <text:p><text:s text:c="3"/>0.195620 <text:s text:c="4"/>0.085530</text:p>
          </table:table-cell>
        </table:table-row>
        <table:table-row table:style-name="ro1">
          <table:table-cell office:value-type="float" office:value="0.17033" calcext:value-type="float">
            <text:p>0.17033</text:p>
          </table:table-cell>
          <table:table-cell office:value-type="float" office:value="0.08072" calcext:value-type="float">
            <text:p>0.08072</text:p>
          </table:table-cell>
          <table:table-cell table:formula="of:=&quot;   &quot;&amp;TEXT([.A28];&quot;0.000000&quot;)&amp;&quot;     &quot;&amp;TEXT([.B28];&quot;0.000000&quot;)" office:value-type="string" office:string-value="   0.170330     0.080720" calcext:value-type="string">
            <text:p><text:s text:c="3"/>0.170330 <text:s text:c="4"/>0.080720</text:p>
          </table:table-cell>
        </table:table-row>
        <table:table-row table:style-name="ro1">
          <table:table-cell office:value-type="float" office:value="0.14645" calcext:value-type="float">
            <text:p>0.14645</text:p>
          </table:table-cell>
          <table:table-cell office:value-type="float" office:value="0.07539" calcext:value-type="float">
            <text:p>0.07539</text:p>
          </table:table-cell>
          <table:table-cell table:formula="of:=&quot;   &quot;&amp;TEXT([.A29];&quot;0.000000&quot;)&amp;&quot;     &quot;&amp;TEXT([.B29];&quot;0.000000&quot;)" office:value-type="string" office:string-value="   0.146450     0.075390" calcext:value-type="string">
            <text:p><text:s text:c="3"/>0.146450 <text:s text:c="4"/>0.075390</text:p>
          </table:table-cell>
        </table:table-row>
        <table:table-row table:style-name="ro1">
          <table:table-cell office:value-type="float" office:value="0.12408" calcext:value-type="float">
            <text:p>0.12408</text:p>
          </table:table-cell>
          <table:table-cell office:value-type="float" office:value="0.06963" calcext:value-type="float">
            <text:p>0.06963</text:p>
          </table:table-cell>
          <table:table-cell table:formula="of:=&quot;   &quot;&amp;TEXT([.A30];&quot;0.000000&quot;)&amp;&quot;     &quot;&amp;TEXT([.B30];&quot;0.000000&quot;)" office:value-type="string" office:string-value="   0.124080     0.069630" calcext:value-type="string">
            <text:p><text:s text:c="3"/>0.124080 <text:s text:c="4"/>0.069630</text:p>
          </table:table-cell>
        </table:table-row>
        <table:table-row table:style-name="ro1">
          <table:table-cell office:value-type="float" office:value="0.10332" calcext:value-type="float">
            <text:p>0.10332</text:p>
          </table:table-cell>
          <table:table-cell office:value-type="float" office:value="0.06345" calcext:value-type="float">
            <text:p>0.06345</text:p>
          </table:table-cell>
          <table:table-cell table:formula="of:=&quot;   &quot;&amp;TEXT([.A31];&quot;0.000000&quot;)&amp;&quot;     &quot;&amp;TEXT([.B31];&quot;0.000000&quot;)" office:value-type="string" office:string-value="   0.103320     0.063450" calcext:value-type="string">
            <text:p><text:s text:c="3"/>0.103320 <text:s text:c="4"/>0.063450</text:p>
          </table:table-cell>
        </table:table-row>
        <table:table-row table:style-name="ro1">
          <table:table-cell office:value-type="float" office:value="0.08427" calcext:value-type="float">
            <text:p>0.08427</text:p>
          </table:table-cell>
          <table:table-cell office:value-type="float" office:value="0.05691" calcext:value-type="float">
            <text:p>0.05691</text:p>
          </table:table-cell>
          <table:table-cell table:formula="of:=&quot;   &quot;&amp;TEXT([.A32];&quot;0.000000&quot;)&amp;&quot;     &quot;&amp;TEXT([.B32];&quot;0.000000&quot;)" office:value-type="string" office:string-value="   0.084270     0.056910" calcext:value-type="string">
            <text:p><text:s text:c="3"/>0.084270 <text:s text:c="4"/>0.056910</text:p>
          </table:table-cell>
        </table:table-row>
        <table:table-row table:style-name="ro1">
          <table:table-cell office:value-type="float" office:value="0.06699" calcext:value-type="float">
            <text:p>0.06699</text:p>
          </table:table-cell>
          <table:table-cell office:value-type="float" office:value="0.05017" calcext:value-type="float">
            <text:p>0.05017</text:p>
          </table:table-cell>
          <table:table-cell table:formula="of:=&quot;   &quot;&amp;TEXT([.A33];&quot;0.000000&quot;)&amp;&quot;     &quot;&amp;TEXT([.B33];&quot;0.000000&quot;)" office:value-type="string" office:string-value="   0.066990     0.050170" calcext:value-type="string">
            <text:p><text:s text:c="3"/>0.066990 <text:s text:c="4"/>0.050170</text:p>
          </table:table-cell>
        </table:table-row>
        <table:table-row table:style-name="ro1">
          <table:table-cell office:value-type="float" office:value="0.05156" calcext:value-type="float">
            <text:p>0.05156</text:p>
          </table:table-cell>
          <table:table-cell office:value-type="float" office:value="0.04318" calcext:value-type="float">
            <text:p>0.04318</text:p>
          </table:table-cell>
          <table:table-cell table:formula="of:=&quot;   &quot;&amp;TEXT([.A34];&quot;0.000000&quot;)&amp;&quot;     &quot;&amp;TEXT([.B34];&quot;0.000000&quot;)" office:value-type="string" office:string-value="   0.051560     0.043180" calcext:value-type="string">
            <text:p><text:s text:c="3"/>0.051560 <text:s text:c="4"/>0.043180</text:p>
          </table:table-cell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0.03575" calcext:value-type="float">
            <text:p>0.03575</text:p>
          </table:table-cell>
          <table:table-cell table:formula="of:=&quot;   &quot;&amp;TEXT([.A35];&quot;0.000000&quot;)&amp;&quot;     &quot;&amp;TEXT([.B35];&quot;0.000000&quot;)" office:value-type="string" office:string-value="   0.038060     0.035750" calcext:value-type="string">
            <text:p><text:s text:c="3"/>0.038060 <text:s text:c="4"/>0.035750</text:p>
          </table:table-cell>
        </table:table-row>
        <table:table-row table:style-name="ro1">
          <table:table-cell office:value-type="float" office:value="0.02653" calcext:value-type="float">
            <text:p>0.02653</text:p>
          </table:table-cell>
          <table:table-cell office:value-type="float" office:value="0.02897" calcext:value-type="float">
            <text:p>0.02897</text:p>
          </table:table-cell>
          <table:table-cell table:formula="of:=&quot;   &quot;&amp;TEXT([.A36];&quot;0.000000&quot;)&amp;&quot;     &quot;&amp;TEXT([.B36];&quot;0.000000&quot;)" office:value-type="string" office:string-value="   0.026530     0.028970" calcext:value-type="string">
            <text:p><text:s text:c="3"/>0.026530 <text:s text:c="4"/>0.028970</text:p>
          </table:table-cell>
        </table:table-row>
        <table:table-row table:style-name="ro1">
          <table:table-cell office:value-type="float" office:value="0.01704" calcext:value-type="float">
            <text:p>0.01704</text:p>
          </table:table-cell>
          <table:table-cell office:value-type="float" office:value="0.02201" calcext:value-type="float">
            <text:p>0.02201</text:p>
          </table:table-cell>
          <table:table-cell table:formula="of:=&quot;   &quot;&amp;TEXT([.A37];&quot;0.000000&quot;)&amp;&quot;     &quot;&amp;TEXT([.B37];&quot;0.000000&quot;)" office:value-type="string" office:string-value="   0.017040     0.022010" calcext:value-type="string">
            <text:p><text:s text:c="3"/>0.017040 <text:s text:c="4"/>0.022010</text:p>
          </table:table-cell>
        </table:table-row>
        <table:table-row table:style-name="ro1">
          <table:table-cell office:value-type="float" office:value="0.00961" calcext:value-type="float">
            <text:p>0.00961</text:p>
          </table:table-cell>
          <table:table-cell office:value-type="float" office:value="0.01424" calcext:value-type="float">
            <text:p>0.01424</text:p>
          </table:table-cell>
          <table:table-cell table:formula="of:=&quot;   &quot;&amp;TEXT([.A38];&quot;0.000000&quot;)&amp;&quot;     &quot;&amp;TEXT([.B38];&quot;0.000000&quot;)" office:value-type="string" office:string-value="   0.009610     0.014240" calcext:value-type="string">
            <text:p><text:s text:c="3"/>0.009610 <text:s text:c="4"/>0.014240</text:p>
          </table:table-cell>
        </table:table-row>
        <table:table-row table:style-name="ro1">
          <table:table-cell office:value-type="float" office:value="0.00428" calcext:value-type="float">
            <text:p>0.00428</text:p>
          </table:table-cell>
          <table:table-cell office:value-type="float" office:value="0.00784" calcext:value-type="float">
            <text:p>0.00784</text:p>
          </table:table-cell>
          <table:table-cell table:formula="of:=&quot;   &quot;&amp;TEXT([.A39];&quot;0.000000&quot;)&amp;&quot;     &quot;&amp;TEXT([.B39];&quot;0.000000&quot;)" office:value-type="string" office:string-value="   0.004280     0.007840" calcext:value-type="string">
            <text:p><text:s text:c="3"/>0.004280 <text:s text:c="4"/>0.007840</text:p>
          </table:table-cell>
        </table:table-row>
        <table:table-row table:style-name="ro1">
          <table:table-cell office:value-type="float" office:value="0.00107" calcext:value-type="float">
            <text:p>0.00107</text:p>
          </table:table-cell>
          <table:table-cell office:value-type="float" office:value="0.00353" calcext:value-type="float">
            <text:p>0.00353</text:p>
          </table:table-cell>
          <table:table-cell table:formula="of:=&quot;   &quot;&amp;TEXT([.A40];&quot;0.000000&quot;)&amp;&quot;     &quot;&amp;TEXT([.B40];&quot;0.000000&quot;)" office:value-type="string" office:string-value="   0.001070     0.003530" calcext:value-type="string">
            <text:p><text:s text:c="3"/>0.001070 <text:s text:c="4"/>0.00353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&quot;   &quot;&amp;TEXT([.A41];&quot;0.000000&quot;)&amp;&quot;     &quot;&amp;TEXT([.B41];&quot;0.000000&quot;)" office:value-type="string" office:string-value="   0.000000     0.000000" calcext:value-type="string">
            <text:p><text:s text:c="3"/>0.000000 <text:s text:c="4"/>0.000000</text:p>
          </table:table-cell>
        </table:table-row>
        <table:table-row table:style-name="ro1">
          <table:table-cell office:value-type="float" office:value="0.00107" calcext:value-type="float">
            <text:p>0.00107</text:p>
          </table:table-cell>
          <table:table-cell office:value-type="float" office:value="-0.0052" calcext:value-type="float">
            <text:p>-0.0052</text:p>
          </table:table-cell>
          <table:table-cell table:formula="of:=&quot;   &quot;&amp;TEXT([.A42];&quot;0.000000&quot;)&amp;&quot;     &quot;&amp;TEXT([.B42];&quot;0.000000&quot;)" office:value-type="string" office:string-value="   0.001070     -0.005200" calcext:value-type="string">
            <text:p><text:s text:c="3"/>0.001070 <text:s text:c="4"/>-0.005200</text:p>
          </table:table-cell>
        </table:table-row>
        <table:table-row table:style-name="ro1">
          <table:table-cell office:value-type="float" office:value="0.00428" calcext:value-type="float">
            <text:p>0.00428</text:p>
          </table:table-cell>
          <table:table-cell office:value-type="float" office:value="-0.00882" calcext:value-type="float">
            <text:p>-0.00882</text:p>
          </table:table-cell>
          <table:table-cell table:formula="of:=&quot;   &quot;&amp;TEXT([.A43];&quot;0.000000&quot;)&amp;&quot;     &quot;&amp;TEXT([.B43];&quot;0.000000&quot;)" office:value-type="string" office:string-value="   0.004280     -0.008820" calcext:value-type="string">
            <text:p><text:s text:c="3"/>0.004280 <text:s text:c="4"/>-0.008820</text:p>
          </table:table-cell>
        </table:table-row>
        <table:table-row table:style-name="ro1">
          <table:table-cell office:value-type="float" office:value="0.00961" calcext:value-type="float">
            <text:p>0.00961</text:p>
          </table:table-cell>
          <table:table-cell office:value-type="float" office:value="-0.01205" calcext:value-type="float">
            <text:p>-0.01205</text:p>
          </table:table-cell>
          <table:table-cell table:formula="of:=&quot;   &quot;&amp;TEXT([.A44];&quot;0.000000&quot;)&amp;&quot;     &quot;&amp;TEXT([.B44];&quot;0.000000&quot;)" office:value-type="string" office:string-value="   0.009610     -0.012050" calcext:value-type="string">
            <text:p><text:s text:c="3"/>0.009610 <text:s text:c="4"/>-0.012050</text:p>
          </table:table-cell>
        </table:table-row>
        <table:table-row table:style-name="ro1">
          <table:table-cell office:value-type="float" office:value="0.01704" calcext:value-type="float">
            <text:p>0.01704</text:p>
          </table:table-cell>
          <table:table-cell office:value-type="float" office:value="-0.01502" calcext:value-type="float">
            <text:p>-0.01502</text:p>
          </table:table-cell>
          <table:table-cell table:formula="of:=&quot;   &quot;&amp;TEXT([.A45];&quot;0.000000&quot;)&amp;&quot;     &quot;&amp;TEXT([.B45];&quot;0.000000&quot;)" office:value-type="string" office:string-value="   0.017040     -0.015020" calcext:value-type="string">
            <text:p><text:s text:c="3"/>0.017040 <text:s text:c="4"/>-0.015020</text:p>
          </table:table-cell>
        </table:table-row>
        <table:table-row table:style-name="ro1">
          <table:table-cell office:value-type="float" office:value="0.02653" calcext:value-type="float">
            <text:p>0.02653</text:p>
          </table:table-cell>
          <table:table-cell office:value-type="float" office:value="-0.018" calcext:value-type="float">
            <text:p>-0.018</text:p>
          </table:table-cell>
          <table:table-cell table:formula="of:=&quot;   &quot;&amp;TEXT([.A46];&quot;0.000000&quot;)&amp;&quot;     &quot;&amp;TEXT([.B46];&quot;0.000000&quot;)" office:value-type="string" office:string-value="   0.026530     -0.018000" calcext:value-type="string">
            <text:p><text:s text:c="3"/>0.026530 <text:s text:c="4"/>-0.018000</text:p>
          </table:table-cell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-0.02062" calcext:value-type="float">
            <text:p>-0.02062</text:p>
          </table:table-cell>
          <table:table-cell table:formula="of:=&quot;   &quot;&amp;TEXT([.A47];&quot;0.000000&quot;)&amp;&quot;     &quot;&amp;TEXT([.B47];&quot;0.000000&quot;)" office:value-type="string" office:string-value="   0.038060     -0.020620" calcext:value-type="string">
            <text:p><text:s text:c="3"/>0.038060 <text:s text:c="4"/>-0.020620</text:p>
          </table:table-cell>
        </table:table-row>
        <table:table-row table:style-name="ro1">
          <table:table-cell office:value-type="float" office:value="0.05156" calcext:value-type="float">
            <text:p>0.05156</text:p>
          </table:table-cell>
          <table:table-cell office:value-type="float" office:value="-0.02237" calcext:value-type="float">
            <text:p>-0.02237</text:p>
          </table:table-cell>
          <table:table-cell table:formula="of:=&quot;   &quot;&amp;TEXT([.A48];&quot;0.000000&quot;)&amp;&quot;     &quot;&amp;TEXT([.B48];&quot;0.000000&quot;)" office:value-type="string" office:string-value="   0.051560     -0.022370" calcext:value-type="string">
            <text:p><text:s text:c="3"/>0.051560 <text:s text:c="4"/>-0.022370</text:p>
          </table:table-cell>
        </table:table-row>
        <table:table-row table:style-name="ro1">
          <table:table-cell office:value-type="float" office:value="0.06699" calcext:value-type="float">
            <text:p>0.06699</text:p>
          </table:table-cell>
          <table:table-cell office:value-type="float" office:value="-0.02406" calcext:value-type="float">
            <text:p>-0.02406</text:p>
          </table:table-cell>
          <table:table-cell table:formula="of:=&quot;   &quot;&amp;TEXT([.A49];&quot;0.000000&quot;)&amp;&quot;     &quot;&amp;TEXT([.B49];&quot;0.000000&quot;)" office:value-type="string" office:string-value="   0.066990     -0.024060" calcext:value-type="string">
            <text:p><text:s text:c="3"/>0.066990 <text:s text:c="4"/>-0.024060</text:p>
          </table:table-cell>
        </table:table-row>
        <table:table-row table:style-name="ro1">
          <table:table-cell office:value-type="float" office:value="0.08427" calcext:value-type="float">
            <text:p>0.08427</text:p>
          </table:table-cell>
          <table:table-cell office:value-type="float" office:value="-0.02524" calcext:value-type="float">
            <text:p>-0.02524</text:p>
          </table:table-cell>
          <table:table-cell table:formula="of:=&quot;   &quot;&amp;TEXT([.A50];&quot;0.000000&quot;)&amp;&quot;     &quot;&amp;TEXT([.B50];&quot;0.000000&quot;)" office:value-type="string" office:string-value="   0.084270     -0.025240" calcext:value-type="string">
            <text:p><text:s text:c="3"/>0.084270 <text:s text:c="4"/>-0.025240</text:p>
          </table:table-cell>
        </table:table-row>
        <table:table-row table:style-name="ro1">
          <table:table-cell office:value-type="float" office:value="0.10332" calcext:value-type="float">
            <text:p>0.10332</text:p>
          </table:table-cell>
          <table:table-cell office:value-type="float" office:value="-0.02598" calcext:value-type="float">
            <text:p>-0.02598</text:p>
          </table:table-cell>
          <table:table-cell table:formula="of:=&quot;   &quot;&amp;TEXT([.A51];&quot;0.000000&quot;)&amp;&quot;     &quot;&amp;TEXT([.B51];&quot;0.000000&quot;)" office:value-type="string" office:string-value="   0.103320     -0.025980" calcext:value-type="string">
            <text:p><text:s text:c="3"/>0.103320 <text:s text:c="4"/>-0.025980</text:p>
          </table:table-cell>
        </table:table-row>
        <table:table-row table:style-name="ro1">
          <table:table-cell office:value-type="float" office:value="0.12408" calcext:value-type="float">
            <text:p>0.12408</text:p>
          </table:table-cell>
          <table:table-cell office:value-type="float" office:value="-0.02642" calcext:value-type="float">
            <text:p>-0.02642</text:p>
          </table:table-cell>
          <table:table-cell table:formula="of:=&quot;   &quot;&amp;TEXT([.A52];&quot;0.000000&quot;)&amp;&quot;     &quot;&amp;TEXT([.B52];&quot;0.000000&quot;)" office:value-type="string" office:string-value="   0.124080     -0.026420" calcext:value-type="string">
            <text:p><text:s text:c="3"/>0.124080 <text:s text:c="4"/>-0.026420</text:p>
          </table:table-cell>
        </table:table-row>
        <table:table-row table:style-name="ro1">
          <table:table-cell office:value-type="float" office:value="0.14645" calcext:value-type="float">
            <text:p>0.14645</text:p>
          </table:table-cell>
          <table:table-cell office:value-type="float" office:value="-0.02653" calcext:value-type="float">
            <text:p>-0.02653</text:p>
          </table:table-cell>
          <table:table-cell table:formula="of:=&quot;   &quot;&amp;TEXT([.A53];&quot;0.000000&quot;)&amp;&quot;     &quot;&amp;TEXT([.B53];&quot;0.000000&quot;)" office:value-type="string" office:string-value="   0.146450     -0.026530" calcext:value-type="string">
            <text:p><text:s text:c="3"/>0.146450 <text:s text:c="4"/>-0.026530</text:p>
          </table:table-cell>
        </table:table-row>
        <table:table-row table:style-name="ro1">
          <table:table-cell office:value-type="float" office:value="0.17033" calcext:value-type="float">
            <text:p>0.17033</text:p>
          </table:table-cell>
          <table:table-cell office:value-type="float" office:value="-0.02631" calcext:value-type="float">
            <text:p>-0.02631</text:p>
          </table:table-cell>
          <table:table-cell table:formula="of:=&quot;   &quot;&amp;TEXT([.A54];&quot;0.000000&quot;)&amp;&quot;     &quot;&amp;TEXT([.B54];&quot;0.000000&quot;)" office:value-type="string" office:string-value="   0.170330     -0.026310" calcext:value-type="string">
            <text:p><text:s text:c="3"/>0.170330 <text:s text:c="4"/>-0.026310</text:p>
          </table:table-cell>
        </table:table-row>
        <table:table-row table:style-name="ro1">
          <table:table-cell office:value-type="float" office:value="0.19562" calcext:value-type="float">
            <text:p>0.19562</text:p>
          </table:table-cell>
          <table:table-cell office:value-type="float" office:value="-0.02584" calcext:value-type="float">
            <text:p>-0.02584</text:p>
          </table:table-cell>
          <table:table-cell table:formula="of:=&quot;   &quot;&amp;TEXT([.A55];&quot;0.000000&quot;)&amp;&quot;     &quot;&amp;TEXT([.B55];&quot;0.000000&quot;)" office:value-type="string" office:string-value="   0.195620     -0.025840" calcext:value-type="string">
            <text:p><text:s text:c="3"/>0.195620 <text:s text:c="4"/>-0.025840</text:p>
          </table:table-cell>
        </table:table-row>
        <table:table-row table:style-name="ro1">
          <table:table-cell office:value-type="float" office:value="0.22221" calcext:value-type="float">
            <text:p>0.22221</text:p>
          </table:table-cell>
          <table:table-cell office:value-type="float" office:value="-0.02512" calcext:value-type="float">
            <text:p>-0.02512</text:p>
          </table:table-cell>
          <table:table-cell table:formula="of:=&quot;   &quot;&amp;TEXT([.A56];&quot;0.000000&quot;)&amp;&quot;     &quot;&amp;TEXT([.B56];&quot;0.000000&quot;)" office:value-type="string" office:string-value="   0.222210     -0.025120" calcext:value-type="string">
            <text:p><text:s text:c="3"/>0.222210 <text:s text:c="4"/>-0.02512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2419" calcext:value-type="float">
            <text:p>-0.02419</text:p>
          </table:table-cell>
          <table:table-cell table:formula="of:=&quot;   &quot;&amp;TEXT([.A57];&quot;0.000000&quot;)&amp;&quot;     &quot;&amp;TEXT([.B57];&quot;0.000000&quot;)" office:value-type="string" office:string-value="   0.250000     -0.024190" calcext:value-type="string">
            <text:p><text:s text:c="3"/>0.250000 <text:s text:c="4"/>-0.024190</text:p>
          </table:table-cell>
        </table:table-row>
        <table:table-row table:style-name="ro1">
          <table:table-cell office:value-type="float" office:value="0.27886" calcext:value-type="float">
            <text:p>0.27886</text:p>
          </table:table-cell>
          <table:table-cell office:value-type="float" office:value="-0.02308" calcext:value-type="float">
            <text:p>-0.02308</text:p>
          </table:table-cell>
          <table:table-cell table:formula="of:=&quot;   &quot;&amp;TEXT([.A58];&quot;0.000000&quot;)&amp;&quot;     &quot;&amp;TEXT([.B58];&quot;0.000000&quot;)" office:value-type="string" office:string-value="   0.278860     -0.023080" calcext:value-type="string">
            <text:p><text:s text:c="3"/>0.278860 <text:s text:c="4"/>-0.023080</text:p>
          </table:table-cell>
        </table:table-row>
        <table:table-row table:style-name="ro1">
          <table:table-cell office:value-type="float" office:value="0.30866" calcext:value-type="float">
            <text:p>0.30866</text:p>
          </table:table-cell>
          <table:table-cell office:value-type="float" office:value="-0.02184" calcext:value-type="float">
            <text:p>-0.02184</text:p>
          </table:table-cell>
          <table:table-cell table:formula="of:=&quot;   &quot;&amp;TEXT([.A59];&quot;0.000000&quot;)&amp;&quot;     &quot;&amp;TEXT([.B59];&quot;0.000000&quot;)" office:value-type="string" office:string-value="   0.308660     -0.021840" calcext:value-type="string">
            <text:p><text:s text:c="3"/>0.308660 <text:s text:c="4"/>-0.021840</text:p>
          </table:table-cell>
        </table:table-row>
        <table:table-row table:style-name="ro1">
          <table:table-cell office:value-type="float" office:value="0.33928" calcext:value-type="float">
            <text:p>0.33928</text:p>
          </table:table-cell>
          <table:table-cell office:value-type="float" office:value="-0.02047" calcext:value-type="float">
            <text:p>-0.02047</text:p>
          </table:table-cell>
          <table:table-cell table:formula="of:=&quot;   &quot;&amp;TEXT([.A60];&quot;0.000000&quot;)&amp;&quot;     &quot;&amp;TEXT([.B60];&quot;0.000000&quot;)" office:value-type="string" office:string-value="   0.339280     -0.020470" calcext:value-type="string">
            <text:p><text:s text:c="3"/>0.339280 <text:s text:c="4"/>-0.020470</text:p>
          </table:table-cell>
        </table:table-row>
        <table:table-row table:style-name="ro1">
          <table:table-cell office:value-type="float" office:value="0.37059" calcext:value-type="float">
            <text:p>0.37059</text:p>
          </table:table-cell>
          <table:table-cell office:value-type="float" office:value="-0.01904" calcext:value-type="float">
            <text:p>-0.01904</text:p>
          </table:table-cell>
          <table:table-cell table:formula="of:=&quot;   &quot;&amp;TEXT([.A61];&quot;0.000000&quot;)&amp;&quot;     &quot;&amp;TEXT([.B61];&quot;0.000000&quot;)" office:value-type="string" office:string-value="   0.370590     -0.019040" calcext:value-type="string">
            <text:p><text:s text:c="3"/>0.370590 <text:s text:c="4"/>-0.019040</text:p>
          </table:table-cell>
        </table:table-row>
        <table:table-row table:style-name="ro1">
          <table:table-cell office:value-type="float" office:value="0.40245" calcext:value-type="float">
            <text:p>0.40245</text:p>
          </table:table-cell>
          <table:table-cell office:value-type="float" office:value="-0.01754" calcext:value-type="float">
            <text:p>-0.01754</text:p>
          </table:table-cell>
          <table:table-cell table:formula="of:=&quot;   &quot;&amp;TEXT([.A62];&quot;0.000000&quot;)&amp;&quot;     &quot;&amp;TEXT([.B62];&quot;0.000000&quot;)" office:value-type="string" office:string-value="   0.402450     -0.017540" calcext:value-type="string">
            <text:p><text:s text:c="3"/>0.402450 <text:s text:c="4"/>-0.017540</text:p>
          </table:table-cell>
        </table:table-row>
        <table:table-row table:style-name="ro1">
          <table:table-cell office:value-type="float" office:value="0.43474" calcext:value-type="float">
            <text:p>0.43474</text:p>
          </table:table-cell>
          <table:table-cell office:value-type="float" office:value="-0.01602" calcext:value-type="float">
            <text:p>-0.01602</text:p>
          </table:table-cell>
          <table:table-cell table:formula="of:=&quot;   &quot;&amp;TEXT([.A63];&quot;0.000000&quot;)&amp;&quot;     &quot;&amp;TEXT([.B63];&quot;0.000000&quot;)" office:value-type="string" office:string-value="   0.434740     -0.016020" calcext:value-type="string">
            <text:p><text:s text:c="3"/>0.434740 <text:s text:c="4"/>-0.016020</text:p>
          </table:table-cell>
        </table:table-row>
        <table:table-row table:style-name="ro1">
          <table:table-cell office:value-type="float" office:value="0.4673" calcext:value-type="float">
            <text:p>0.4673</text:p>
          </table:table-cell>
          <table:table-cell office:value-type="float" office:value="-0.01451" calcext:value-type="float">
            <text:p>-0.01451</text:p>
          </table:table-cell>
          <table:table-cell table:formula="of:=&quot;   &quot;&amp;TEXT([.A64];&quot;0.000000&quot;)&amp;&quot;     &quot;&amp;TEXT([.B64];&quot;0.000000&quot;)" office:value-type="string" office:string-value="   0.467300     -0.014510" calcext:value-type="string">
            <text:p><text:s text:c="3"/>0.467300 <text:s text:c="4"/>-0.01451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1301" calcext:value-type="float">
            <text:p>-0.01301</text:p>
          </table:table-cell>
          <table:table-cell table:formula="of:=&quot;   &quot;&amp;TEXT([.A65];&quot;0.000000&quot;)&amp;&quot;     &quot;&amp;TEXT([.B65];&quot;0.000000&quot;)" office:value-type="string" office:string-value="   0.500000     -0.013010" calcext:value-type="string">
            <text:p><text:s text:c="3"/>0.500000 <text:s text:c="4"/>-0.013010</text:p>
          </table:table-cell>
        </table:table-row>
        <table:table-row table:style-name="ro1">
          <table:table-cell office:value-type="float" office:value="0.5327" calcext:value-type="float">
            <text:p>0.5327</text:p>
          </table:table-cell>
          <table:table-cell office:value-type="float" office:value="-0.01156" calcext:value-type="float">
            <text:p>-0.01156</text:p>
          </table:table-cell>
          <table:table-cell table:formula="of:=&quot;   &quot;&amp;TEXT([.A66];&quot;0.000000&quot;)&amp;&quot;     &quot;&amp;TEXT([.B66];&quot;0.000000&quot;)" office:value-type="string" office:string-value="   0.532700     -0.011560" calcext:value-type="string">
            <text:p><text:s text:c="3"/>0.532700 <text:s text:c="4"/>-0.011560</text:p>
          </table:table-cell>
        </table:table-row>
        <table:table-row table:style-name="ro1">
          <table:table-cell office:value-type="float" office:value="0.56526" calcext:value-type="float">
            <text:p>0.56526</text:p>
          </table:table-cell>
          <table:table-cell office:value-type="float" office:value="-0.01017" calcext:value-type="float">
            <text:p>-0.01017</text:p>
          </table:table-cell>
          <table:table-cell table:formula="of:=&quot;   &quot;&amp;TEXT([.A67];&quot;0.000000&quot;)&amp;&quot;     &quot;&amp;TEXT([.B67];&quot;0.000000&quot;)" office:value-type="string" office:string-value="   0.565260     -0.010170" calcext:value-type="string">
            <text:p><text:s text:c="3"/>0.565260 <text:s text:c="4"/>-0.010170</text:p>
          </table:table-cell>
        </table:table-row>
        <table:table-row table:style-name="ro1">
          <table:table-cell office:value-type="float" office:value="0.59755" calcext:value-type="float">
            <text:p>0.59755</text:p>
          </table:table-cell>
          <table:table-cell office:value-type="float" office:value="-0.00885" calcext:value-type="float">
            <text:p>-0.00885</text:p>
          </table:table-cell>
          <table:table-cell table:formula="of:=&quot;   &quot;&amp;TEXT([.A68];&quot;0.000000&quot;)&amp;&quot;     &quot;&amp;TEXT([.B68];&quot;0.000000&quot;)" office:value-type="string" office:string-value="   0.597550     -0.008850" calcext:value-type="string">
            <text:p><text:s text:c="3"/>0.597550 <text:s text:c="4"/>-0.008850</text:p>
          </table:table-cell>
        </table:table-row>
        <table:table-row table:style-name="ro1">
          <table:table-cell office:value-type="float" office:value="0.62941" calcext:value-type="float">
            <text:p>0.62941</text:p>
          </table:table-cell>
          <table:table-cell office:value-type="float" office:value="-0.00761" calcext:value-type="float">
            <text:p>-0.00761</text:p>
          </table:table-cell>
          <table:table-cell table:formula="of:=&quot;   &quot;&amp;TEXT([.A69];&quot;0.000000&quot;)&amp;&quot;     &quot;&amp;TEXT([.B69];&quot;0.000000&quot;)" office:value-type="string" office:string-value="   0.629410     -0.007610" calcext:value-type="string">
            <text:p><text:s text:c="3"/>0.629410 <text:s text:c="4"/>-0.007610</text:p>
          </table:table-cell>
        </table:table-row>
        <table:table-row table:style-name="ro1">
          <table:table-cell office:value-type="float" office:value="0.66072" calcext:value-type="float">
            <text:p>0.66072</text:p>
          </table:table-cell>
          <table:table-cell office:value-type="float" office:value="-0.00646" calcext:value-type="float">
            <text:p>-0.00646</text:p>
          </table:table-cell>
          <table:table-cell table:formula="of:=&quot;   &quot;&amp;TEXT([.A70];&quot;0.000000&quot;)&amp;&quot;     &quot;&amp;TEXT([.B70];&quot;0.000000&quot;)" office:value-type="string" office:string-value="   0.660720     -0.006460" calcext:value-type="string">
            <text:p><text:s text:c="3"/>0.660720 <text:s text:c="4"/>-0.006460</text:p>
          </table:table-cell>
        </table:table-row>
        <table:table-row table:style-name="ro1">
          <table:table-cell office:value-type="float" office:value="0.69134" calcext:value-type="float">
            <text:p>0.69134</text:p>
          </table:table-cell>
          <table:table-cell office:value-type="float" office:value="-0.00542" calcext:value-type="float">
            <text:p>-0.00542</text:p>
          </table:table-cell>
          <table:table-cell table:formula="of:=&quot;   &quot;&amp;TEXT([.A71];&quot;0.000000&quot;)&amp;&quot;     &quot;&amp;TEXT([.B71];&quot;0.000000&quot;)" office:value-type="string" office:string-value="   0.691340     -0.005420" calcext:value-type="string">
            <text:p><text:s text:c="3"/>0.691340 <text:s text:c="4"/>-0.005420</text:p>
          </table:table-cell>
        </table:table-row>
        <table:table-row table:style-name="ro1">
          <table:table-cell office:value-type="float" office:value="0.72114" calcext:value-type="float">
            <text:p>0.72114</text:p>
          </table:table-cell>
          <table:table-cell office:value-type="float" office:value="-0.00448" calcext:value-type="float">
            <text:p>-0.00448</text:p>
          </table:table-cell>
          <table:table-cell table:formula="of:=&quot;   &quot;&amp;TEXT([.A72];&quot;0.000000&quot;)&amp;&quot;     &quot;&amp;TEXT([.B72];&quot;0.000000&quot;)" office:value-type="string" office:string-value="   0.721140     -0.004480" calcext:value-type="string">
            <text:p><text:s text:c="3"/>0.721140 <text:s text:c="4"/>-0.00448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00364" calcext:value-type="float">
            <text:p>-0.00364</text:p>
          </table:table-cell>
          <table:table-cell table:formula="of:=&quot;   &quot;&amp;TEXT([.A73];&quot;0.000000&quot;)&amp;&quot;     &quot;&amp;TEXT([.B73];&quot;0.000000&quot;)" office:value-type="string" office:string-value="   0.750000     -0.003640" calcext:value-type="string">
            <text:p><text:s text:c="3"/>0.750000 <text:s text:c="4"/>-0.003640</text:p>
          </table:table-cell>
        </table:table-row>
        <table:table-row table:style-name="ro1">
          <table:table-cell office:value-type="float" office:value="0.77779" calcext:value-type="float">
            <text:p>0.77779</text:p>
          </table:table-cell>
          <table:table-cell office:value-type="float" office:value="-0.00291" calcext:value-type="float">
            <text:p>-0.00291</text:p>
          </table:table-cell>
          <table:table-cell table:formula="of:=&quot;   &quot;&amp;TEXT([.A74];&quot;0.000000&quot;)&amp;&quot;     &quot;&amp;TEXT([.B74];&quot;0.000000&quot;)" office:value-type="string" office:string-value="   0.777790     -0.002910" calcext:value-type="string">
            <text:p><text:s text:c="3"/>0.777790 <text:s text:c="4"/>-0.002910</text:p>
          </table:table-cell>
        </table:table-row>
        <table:table-row table:style-name="ro1">
          <table:table-cell office:value-type="float" office:value="0.80438" calcext:value-type="float">
            <text:p>0.80438</text:p>
          </table:table-cell>
          <table:table-cell office:value-type="float" office:value="-0.00227" calcext:value-type="float">
            <text:p>-0.00227</text:p>
          </table:table-cell>
          <table:table-cell table:formula="of:=&quot;   &quot;&amp;TEXT([.A75];&quot;0.000000&quot;)&amp;&quot;     &quot;&amp;TEXT([.B75];&quot;0.000000&quot;)" office:value-type="string" office:string-value="   0.804380     -0.002270" calcext:value-type="string">
            <text:p><text:s text:c="3"/>0.804380 <text:s text:c="4"/>-0.002270</text:p>
          </table:table-cell>
        </table:table-row>
        <table:table-row table:style-name="ro1">
          <table:table-cell office:value-type="float" office:value="0.82005" calcext:value-type="float">
            <text:p>0.82005</text:p>
          </table:table-cell>
          <table:table-cell office:value-type="float" office:value="-0.00194" calcext:value-type="float">
            <text:p>-0.00194</text:p>
          </table:table-cell>
          <table:table-cell table:formula="of:=&quot;   &quot;&amp;TEXT([.A76];&quot;0.000000&quot;)&amp;&quot;     &quot;&amp;TEXT([.B76];&quot;0.000000&quot;)" office:value-type="string" office:string-value="   0.820050     -0.001940" calcext:value-type="string">
            <text:p><text:s text:c="3"/>0.820050 <text:s text:c="4"/>-0.001940</text:p>
          </table:table-cell>
        </table:table-row>
        <table:table-row table:style-name="ro1">
          <table:table-cell office:value-type="float" office:value="0.89553" calcext:value-type="float">
            <text:p>0.89553</text:p>
          </table:table-cell>
          <table:table-cell office:value-type="float" office:value="0.00255" calcext:value-type="float">
            <text:p>0.00255</text:p>
          </table:table-cell>
          <table:table-cell table:formula="of:=&quot;   &quot;&amp;TEXT([.A77];&quot;0.000000&quot;)&amp;&quot;     &quot;&amp;TEXT([.B77];&quot;0.000000&quot;)" office:value-type="string" office:string-value="   0.895530     0.002550" calcext:value-type="string">
            <text:p><text:s text:c="3"/>0.895530 <text:s text:c="4"/>0.002550</text:p>
          </table:table-cell>
        </table:table-row>
        <table:table-row table:style-name="ro1">
          <table:table-cell office:value-type="float" office:value="0.95184" calcext:value-type="float">
            <text:p>0.95184</text:p>
          </table:table-cell>
          <table:table-cell office:value-type="float" office:value="0.00908" calcext:value-type="float">
            <text:p>0.00908</text:p>
          </table:table-cell>
          <table:table-cell table:formula="of:=&quot;   &quot;&amp;TEXT([.A78];&quot;0.000000&quot;)&amp;&quot;     &quot;&amp;TEXT([.B78];&quot;0.000000&quot;)" office:value-type="string" office:string-value="   0.951840     0.009080" calcext:value-type="string">
            <text:p><text:s text:c="3"/>0.951840 <text:s text:c="4"/>0.009080</text:p>
          </table:table-cell>
        </table:table-row>
        <table:table-row table:style-name="ro1">
          <table:table-cell office:value-type="float" office:value="0.98662" calcext:value-type="float">
            <text:p>0.98662</text:p>
          </table:table-cell>
          <table:table-cell office:value-type="float" office:value="0.01411" calcext:value-type="float">
            <text:p>0.01411</text:p>
          </table:table-cell>
          <table:table-cell table:formula="of:=&quot;   &quot;&amp;TEXT([.A79];&quot;0.000000&quot;)&amp;&quot;     &quot;&amp;TEXT([.B79];&quot;0.000000&quot;)" office:value-type="string" office:string-value="   0.986620     0.014110" calcext:value-type="string">
            <text:p><text:s text:c="3"/>0.986620 <text:s text:c="4"/>0.014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5" calcext:value-type="float">
            <text:p>0.01595</text:p>
          </table:table-cell>
          <table:table-cell table:formula="of:=&quot;   &quot;&amp;TEXT([.A80];&quot;0.000000&quot;)&amp;&quot;     &quot;&amp;TEXT([.B80];&quot;0.000000&quot;)" office:value-type="string" office:string-value="   1.000000     0.015950" calcext:value-type="string">
            <text:p><text:s text:c="3"/>1.000000 <text:s text:c="4"/>0.015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af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af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6" loext:min-decimal-places="6" number:min-integer-digits="1"/>
    </number:number-style>
    <number:number-style style:name="N10110P0" style:volatile="true" number:language="af" number:country="ZA">
      <number:text>R </number:text>
      <number:number number:decimal-places="0" loext:min-decimal-places="0" number:min-integer-digits="1" number:grouping="true"/>
    </number:number-style>
    <number:number-style style:name="N10110" number:language="af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af" number:country="ZA">
      <number:text>R </number:text>
      <number:number number:decimal-places="0" loext:min-decimal-places="0" number:min-integer-digits="1" number:grouping="true"/>
    </number:number-style>
    <number:number-style style:name="N10111" number:language="af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af" number:country="ZA">
      <number:text>R </number:text>
      <number:number number:decimal-places="2" loext:min-decimal-places="2" number:min-integer-digits="1" number:grouping="true"/>
    </number:number-style>
    <number:number-style style:name="N10113" number:language="af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af" number:country="ZA">
      <number:text>R </number:text>
      <number:number number:decimal-places="2" loext:min-decimal-places="2" number:min-integer-digits="1" number:grouping="true"/>
    </number:number-style>
    <number:number-style style:name="N10114" number:language="af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af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af" number:country="ZA">
      <number:day number:style="long"/>
      <number:text>-</number:text>
      <number:month number:textual="true"/>
    </number:date-style>
    <number:date-style style:name="N10117" number:language="af" number:country="ZA">
      <number:month number:textual="true"/>
      <number:text>-</number:text>
      <number:year/>
    </number:date-style>
    <number:date-style style:name="N10118" number:language="af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af" number:country="ZA">
      <number:number number:decimal-places="0" loext:min-decimal-places="0" number:min-integer-digits="1" number:grouping="true"/>
    </number:number-style>
    <number:number-style style:name="N10119" number:language="af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af" number:country="ZA">
      <number:number number:decimal-places="0" loext:min-decimal-places="0" number:min-integer-digits="1" number:grouping="true"/>
    </number:number-style>
    <number:number-style style:name="N10120" number:language="af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af" number:country="ZA">
      <number:number number:decimal-places="2" loext:min-decimal-places="2" number:min-integer-digits="1" number:grouping="true"/>
    </number:number-style>
    <number:number-style style:name="N10121" number:language="af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af" number:country="ZA">
      <number:number number:decimal-places="2" loext:min-decimal-places="2" number:min-integer-digits="1" number:grouping="true"/>
    </number:number-style>
    <number:number-style style:name="N10122" number:language="af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af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af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af" number:country="ZA">
      <loext:text> </loext:text>
      <loext:fill-character> </loext:fill-character>
      <number:text>- </number:text>
    </number:number-style>
    <number:text-style style:name="N10126" number:language="af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af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af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af" number:country="ZA">
      <loext:text> R </loext:text>
      <loext:fill-character> </loext:fill-character>
      <number:text>- </number:text>
    </number:number-style>
    <number:text-style style:name="N10130" number:language="af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af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af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af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af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af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af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af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af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00/00/00</text:date>, <text:time style:data-style-name="N2" text:time-value="22:27:14.379263484">00:00:00</text:time></text:p>
        </style:region-right>
      </style:header>
      <style:header-left style:display="false"/>
      <style:footer>
        <text:p>Bladsy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22:12:44.508016985</meta:creation-date>
    <dc:date>2018-12-26T22:30:31.441120866</dc:date>
    <meta:editing-duration>PT4M4S</meta:editing-duration>
    <meta:editing-cycles>3</meta:editing-cycles>
    <meta:generator>LibreOffice/6.0.7.3$Linux_x86 LibreOffice_project/00m0$Build-3</meta:generator>
    <meta:document-statistic meta:table-count="1" meta:cell-count="2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1cm" svg:y="4.201cm" style:legend-expansion="high" chart:style-name="ch2"/>
        <chart:plot-area chart:style-name="ch3" table:cell-range-address="Vel1.A2:Vel1.B80" svg:x="0.32cm" svg:y="0.18cm" svg:width="13.282cm" svg:height="8.64cm">
          <chartooo:coordinate-region svg:x="1.338cm" svg:y="0.306cm" svg:width="12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l1.B2:Vel1.B80" chart:class="chart:scatter">
            <chart:domain table:cell-range-address="Vel1.A2:Vel1.A80"/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Kolom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l1.A2:Vel1.A80</svg:desc>
                </draw:g>
              </table:table-cell>
              <table:table-cell office:value-type="float" office:value="0.01595">
                <text:p>0.01595</text:p>
                <draw:g>
                  <svg:desc>Vel1.B2:Vel1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664">
                <text:p>0.9866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215">
                <text:p>0.95215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696">
                <text:p>0.89696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387">
                <text:p>0.82387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438">
                <text:p>0.80438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779">
                <text:p>0.77779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">
                <text:p>0.75</text:p>
              </table:table-cell>
              <table:table-cell office:value-type="float" office:value="0.05124">
                <text:p>0.0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114">
                <text:p>0.72114</text:p>
              </table:table-cell>
              <table:table-cell office:value-type="float" office:value="0.05668">
                <text:p>0.05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134">
                <text:p>0.69134</text:p>
              </table:table-cell>
              <table:table-cell office:value-type="float" office:value="0.06218">
                <text:p>0.06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072">
                <text:p>0.66072</text:p>
              </table:table-cell>
              <table:table-cell office:value-type="float" office:value="0.06768">
                <text:p>0.0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2941">
                <text:p>0.62941</text:p>
              </table:table-cell>
              <table:table-cell office:value-type="float" office:value="0.07312">
                <text:p>0.07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755">
                <text:p>0.59755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526">
                <text:p>0.56526</text:p>
              </table:table-cell>
              <table:table-cell office:value-type="float" office:value="0.08341">
                <text:p>0.08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27">
                <text:p>0.532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09201">
                <text:p>0.09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73">
                <text:p>0.4673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474">
                <text:p>0.43474</text:p>
              </table:table-cell>
              <table:table-cell office:value-type="float" office:value="0.09777">
                <text:p>0.09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245">
                <text:p>0.40245</text:p>
              </table:table-cell>
              <table:table-cell office:value-type="float" office:value="0.09936">
                <text:p>0.09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59">
                <text:p>0.37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928">
                <text:p>0.33928</text:p>
              </table:table-cell>
              <table:table-cell office:value-type="float" office:value="0.09971">
                <text:p>0.0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866">
                <text:p>0.30866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886">
                <text:p>0.27886</text:p>
              </table:table-cell>
              <table:table-cell office:value-type="float" office:value="0.09632">
                <text:p>0.0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">
                <text:p>0.25</text:p>
              </table:table-cell>
              <table:table-cell office:value-type="float" office:value="0.09339">
                <text:p>0.0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221">
                <text:p>0.22221</text:p>
              </table:table-cell>
              <table:table-cell office:value-type="float" office:value="0.08978">
                <text:p>0.08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562">
                <text:p>0.19562</text:p>
              </table:table-cell>
              <table:table-cell office:value-type="float" office:value="0.08553">
                <text:p>0.08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033">
                <text:p>0.17033</text:p>
              </table:table-cell>
              <table:table-cell office:value-type="float" office:value="0.08072">
                <text:p>0.08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645">
                <text:p>0.14645</text:p>
              </table:table-cell>
              <table:table-cell office:value-type="float" office:value="0.07539">
                <text:p>0.07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408">
                <text:p>0.12408</text:p>
              </table:table-cell>
              <table:table-cell office:value-type="float" office:value="0.06963">
                <text:p>0.06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332">
                <text:p>0.10332</text:p>
              </table:table-cell>
              <table:table-cell office:value-type="float" office:value="0.06345">
                <text:p>0.06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27">
                <text:p>0.08427</text:p>
              </table:table-cell>
              <table:table-cell office:value-type="float" office:value="0.05691">
                <text:p>0.05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699">
                <text:p>0.06699</text:p>
              </table:table-cell>
              <table:table-cell office:value-type="float" office:value="0.05017">
                <text:p>0.0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156">
                <text:p>0.05156</text:p>
              </table:table-cell>
              <table:table-cell office:value-type="float" office:value="0.04318">
                <text:p>0.04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06">
                <text:p>0.03806</text:p>
              </table:table-cell>
              <table:table-cell office:value-type="float" office:value="0.03575">
                <text:p>0.03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653">
                <text:p>0.02653</text:p>
              </table:table-cell>
              <table:table-cell office:value-type="float" office:value="0.02897">
                <text:p>0.0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704">
                <text:p>0.01704</text:p>
              </table:table-cell>
              <table:table-cell office:value-type="float" office:value="0.02201">
                <text:p>0.0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961">
                <text:p>0.00961</text:p>
              </table:table-cell>
              <table:table-cell office:value-type="float" office:value="0.01424">
                <text:p>0.01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428">
                <text:p>0.00428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07">
                <text:p>0.00107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07">
                <text:p>0.00107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28">
                <text:p>0.00428</text:p>
              </table:table-cell>
              <table:table-cell office:value-type="float" office:value="-0.00882">
                <text:p>-0.00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61">
                <text:p>0.00961</text:p>
              </table:table-cell>
              <table:table-cell office:value-type="float" office:value="-0.01205">
                <text:p>-0.0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04">
                <text:p>0.01704</text:p>
              </table:table-cell>
              <table:table-cell office:value-type="float" office:value="-0.01502">
                <text:p>-0.01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653">
                <text:p>0.0265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806">
                <text:p>0.03806</text:p>
              </table:table-cell>
              <table:table-cell office:value-type="float" office:value="-0.02062">
                <text:p>-0.0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156">
                <text:p>0.05156</text:p>
              </table:table-cell>
              <table:table-cell office:value-type="float" office:value="-0.02237">
                <text:p>-0.02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699">
                <text:p>0.06699</text:p>
              </table:table-cell>
              <table:table-cell office:value-type="float" office:value="-0.02406">
                <text:p>-0.02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427">
                <text:p>0.08427</text:p>
              </table:table-cell>
              <table:table-cell office:value-type="float" office:value="-0.02524">
                <text:p>-0.02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332">
                <text:p>0.10332</text:p>
              </table:table-cell>
              <table:table-cell office:value-type="float" office:value="-0.02598">
                <text:p>-0.02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408">
                <text:p>0.12408</text:p>
              </table:table-cell>
              <table:table-cell office:value-type="float" office:value="-0.02642">
                <text:p>-0.02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645">
                <text:p>0.14645</text:p>
              </table:table-cell>
              <table:table-cell office:value-type="float" office:value="-0.02653">
                <text:p>-0.0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033">
                <text:p>0.17033</text:p>
              </table:table-cell>
              <table:table-cell office:value-type="float" office:value="-0.02631">
                <text:p>-0.02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562">
                <text:p>0.19562</text:p>
              </table:table-cell>
              <table:table-cell office:value-type="float" office:value="-0.02584">
                <text:p>-0.02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221">
                <text:p>0.22221</text:p>
              </table:table-cell>
              <table:table-cell office:value-type="float" office:value="-0.02512">
                <text:p>-0.025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">
                <text:p>0.25</text:p>
              </table:table-cell>
              <table:table-cell office:value-type="float" office:value="-0.02419">
                <text:p>-0.02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886">
                <text:p>0.27886</text:p>
              </table:table-cell>
              <table:table-cell office:value-type="float" office:value="-0.02308">
                <text:p>-0.0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866">
                <text:p>0.30866</text:p>
              </table:table-cell>
              <table:table-cell office:value-type="float" office:value="-0.02184">
                <text:p>-0.02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928">
                <text:p>0.33928</text:p>
              </table:table-cell>
              <table:table-cell office:value-type="float" office:value="-0.02047">
                <text:p>-0.02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059">
                <text:p>0.37059</text:p>
              </table:table-cell>
              <table:table-cell office:value-type="float" office:value="-0.01904">
                <text:p>-0.01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245">
                <text:p>0.40245</text:p>
              </table:table-cell>
              <table:table-cell office:value-type="float" office:value="-0.01754">
                <text:p>-0.01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474">
                <text:p>0.43474</text:p>
              </table:table-cell>
              <table:table-cell office:value-type="float" office:value="-0.01602">
                <text:p>-0.01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73">
                <text:p>0.4673</text:p>
              </table:table-cell>
              <table:table-cell office:value-type="float" office:value="-0.01451">
                <text:p>-0.01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-0.01301">
                <text:p>-0.01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27">
                <text:p>0.5327</text:p>
              </table:table-cell>
              <table:table-cell office:value-type="float" office:value="-0.01156">
                <text:p>-0.01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526">
                <text:p>0.56526</text:p>
              </table:table-cell>
              <table:table-cell office:value-type="float" office:value="-0.01017">
                <text:p>-0.01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755">
                <text:p>0.59755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941">
                <text:p>0.62941</text:p>
              </table:table-cell>
              <table:table-cell office:value-type="float" office:value="-0.00761">
                <text:p>-0.00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072">
                <text:p>0.66072</text:p>
              </table:table-cell>
              <table:table-cell office:value-type="float" office:value="-0.00646">
                <text:p>-0.006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134">
                <text:p>0.69134</text:p>
              </table:table-cell>
              <table:table-cell office:value-type="float" office:value="-0.00542">
                <text:p>-0.00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114">
                <text:p>0.72114</text:p>
              </table:table-cell>
              <table:table-cell office:value-type="float" office:value="-0.00448">
                <text:p>-0.00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5">
                <text:p>0.75</text:p>
              </table:table-cell>
              <table:table-cell office:value-type="float" office:value="-0.00364">
                <text:p>-0.00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779">
                <text:p>0.77779</text:p>
              </table:table-cell>
              <table:table-cell office:value-type="float" office:value="-0.00291">
                <text:p>-0.00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438">
                <text:p>0.80438</text:p>
              </table:table-cell>
              <table:table-cell office:value-type="float" office:value="-0.00227">
                <text:p>-0.00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005">
                <text:p>0.82005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553">
                <text:p>0.89553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184">
                <text:p>0.95184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662">
                <text:p>0.98662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01595">
                <text:p>0.01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